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b85" officeooo:paragraph-rsid="00042b85"/>
    </style:style>
    <style:style style:name="P2" style:family="paragraph" style:parent-style-name="Standard">
      <style:text-properties officeooo:rsid="00048488" officeooo:paragraph-rsid="00048488"/>
    </style:style>
    <style:style style:name="P3" style:family="paragraph" style:parent-style-name="Standard">
      <style:text-properties officeooo:rsid="00050a5f" officeooo:paragraph-rsid="00050a5f"/>
    </style:style>
    <style:style style:name="P4" style:family="paragraph" style:parent-style-name="Standard">
      <style:text-properties officeooo:rsid="0007977d" officeooo:paragraph-rsid="0007977d"/>
    </style:style>
    <style:style style:name="T1" style:family="text">
      <style:text-properties officeooo:rsid="00048488"/>
    </style:style>
    <style:style style:name="T2" style:family="text">
      <style:text-properties officeooo:rsid="00081c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us répondrons ici aux problématiques suivantes: Je suis intéressé par le domaine de la cryptographie et j’aimerais comprendre ce que sais et apprendre les fondamentaux.</text:p>
      <text:p text:style-name="P1">Je souhaite m’impliquer dans ce domaine en contribuant <text:span text:style-name="T1">(participer à des projets, s’entraider etc) </text:span>et en m’informant <text:span text:style-name="T1">(on appel cela une veille, il s’agit de se tenir au courant de l’actualité du domaine, des dernières trouvailles et autre).</text:span></text:p>
      <text:p text:style-name="P1"/>
      <text:p text:style-name="P2">La cryptographie est une branche de la cryptologie. Car oui ce n’est pas la même chose. La cryptologie est la science du secret et comporte plusieurs branches : la cryptographie et la cryptanalyse.</text:p>
      <text:p text:style-name="P3">Par définition, la cryptologie a pour objectif de dissimuler une donnée quelque soit sa forme (un message, une image, un livre etc). La cryptographie s’occupe de rendre cette donnée secrète grâce à des moyens de sécurités et la cryptanalyse étudie ces sécurités pour les comprendre et les casser.</text:p>
      <text:p text:style-name="P3">Afin de bien comprendre ce qu’est la cryptographie, nous allons définir quels sont les moyens de sécurités dont je viens de parler.</text:p>
      <text:p text:style-name="P3"/>
      <text:p text:style-name="P4">Ces moyens de sécurités sont construits en respectant trois principes :</text:p>
      <text:p text:style-name="P4">- confidentialité</text:p>
      <text:p text:style-name="P4">- intégrité</text:p>
      <text:p text:style-name="P4">- authenticité</text:p>
      <text:p text:style-name="P4"/>
      <text:p text:style-name="P4"><text:span text:style-name="T2">Note : </text:span>Des principes il en existe d’autres mais ne s’appliquent que dans des cas précis et rare qu’il n’est pas pertinent de détailler quand il s’agit de comprendre les fondamentaux.</text:p>
      <text:p text:style-name="P4">Voici malgré tout un document qui les détailles pour ceux qui souhaitent s’informer : </text:p>
      <text:p text:style-name="P4"/>
      <text:p text:style-name="P4">- <text:span text:style-name="T2">La confidentialité c’est s’assurer que la donnée transmise ne peut être lu par quiconque autre que l’expéditeur et le destinataire.</text:span></text:p>
      <text:p text:style-name="P4">- <text:span text:style-name="T2">L’intégrité c’est s’assurer que, durant son transport, la donnée n’a pas été modifié par un tiers</text:span></text:p>
      <text:p text:style-name="P4">- <text:span text:style-name="T2">L’authenticité c’est avoir la preuve que la donnée reçue, provient de l’expéditeur voulu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16.645175700</meta:creation-date>
    <dc:date>2022-01-31T12:30:43.955322676</dc:date>
    <meta:editing-duration>PT24M4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80" meta:character-count="1738" meta:non-whitespace-character-count="1471"/>
  </office:meta>
</office:document-meta>
</file>